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e1ee7" officeooo:paragraph-rsid="001e1ee7"/>
    </style:style>
    <style:style style:name="P3" style:family="paragraph" style:parent-style-name="Standard">
      <style:paragraph-properties fo:text-align="center" style:justify-single-word="false"/>
      <style:text-properties officeooo:rsid="001e1ee7" officeooo:paragraph-rsid="001e1ee7"/>
    </style:style>
    <style:style style:name="P4" style:family="paragraph" style:parent-style-name="Standard">
      <style:text-properties officeooo:rsid="001e1ee7" officeooo:paragraph-rsid="002014fb"/>
    </style:style>
    <style:style style:name="P5" style:family="paragraph" style:parent-style-name="Standard">
      <style:text-properties fo:font-style="italic" officeooo:rsid="001e1ee7" officeooo:paragraph-rsid="001e1ee7" style:font-style-asian="italic" style:font-style-complex="italic"/>
    </style:style>
    <style:style style:name="P6" style:family="paragraph" style:parent-style-name="Standard">
      <style:text-properties officeooo:rsid="001e62cb" officeooo:paragraph-rsid="001f10f7"/>
    </style:style>
    <style:style style:name="P7" style:family="paragraph" style:parent-style-name="Standard">
      <style:text-properties officeooo:rsid="001f10f7" officeooo:paragraph-rsid="001f10f7"/>
    </style:style>
    <style:style style:name="P8" style:family="paragraph" style:parent-style-name="Standard">
      <style:text-properties officeooo:rsid="001f10f7" officeooo:paragraph-rsid="002014fb"/>
    </style:style>
    <style:style style:name="P9" style:family="paragraph" style:parent-style-name="Standard">
      <style:text-properties officeooo:rsid="002014fb" officeooo:paragraph-rsid="002014fb"/>
    </style:style>
    <style:style style:name="T1" style:family="text">
      <style:text-properties officeooo:rsid="001f10f7"/>
    </style:style>
    <style:style style:name="T2" style:family="text">
      <style:text-properties officeooo:rsid="002014fb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014fb" style:font-size-asian="10pt" style:font-size-complex="10pt"/>
    </style:style>
    <style:style style:name="T5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llapse Theorems</text:p>
      <text:p text:style-name="P3">by Sven Nilsen, 2020</text:p>
      <text:p text:style-name="P2"/>
      <text:p text:style-name="P5">In this paper I compare two collapse theorems found in Path Semantical Logic.</text:p>
      <text:p text:style-name="P2"/>
      <text:p text:style-name="P4">In the paper “Non-Composition of XOR Trick”<text:span text:style-name="T5"><text:reference-ref text:reference-format="text" text:ref-name="non-composition of xor trick">[1]</text:reference-ref></text:span>,</text:p>
      <text:p text:style-name="P4">I studied the following proof in Path Semantical Logic<text:span text:style-name="T5"><text:reference-ref text:reference-format="text" text:ref-name="path semantical logic">[2]</text:reference-ref></text:span>:</text:p>
      <text:p text:style-name="P2"/>
      <text:p text:style-name="P2"><text:tab/>(a, b, c) (A, B, C):<text:tab/><text:tab/><text:tab/><text:tab/><text:tab/><text:span text:style-name="T1">Level 0 Collapse Theorem</text:span></text:p>
      <text:p text:style-name="P2"><text:tab/>a ⊻ b, a(A), b(B), c(C) <text:s/>=&gt; <text:s/>C</text:p>
      <text:p text:style-name="P2"/>
      <text:p text:style-name="P2">Where the tuple `(a, b, c)` has level 1 and the tuple `(A, B, C)` has level 0.</text:p>
      <text:p text:style-name="P2">The notation `a(A)` means `a=&gt;A` where `A` is at a lower level.</text:p>
      <text:p text:style-name="P2"/>
      <text:p text:style-name="P2">This theorem collapses all propositions at level 0 that are not `A` or `B`.</text:p>
      <text:p text:style-name="P2"/>
      <text:p text:style-name="P2">It turns out that there is a similar proof that collapses propositions in level 1:</text:p>
      <text:p text:style-name="P2"/>
      <text:p text:style-name="P2"><text:tab/>(a, b, c) (A, B, C):<text:tab/><text:tab/><text:tab/><text:tab/><text:tab/><text:span text:style-name="T1">Level 1 Collapse Theorem</text:span></text:p>
      <text:p text:style-name="P2"><text:tab/>A ⊻ B, a(A), b(B) <text:s/>=&gt; <text:s/>c</text:p>
      <text:p text:style-name="P7"/>
      <text:p text:style-name="P6">This theorem collapses <text:span text:style-name="T1">propositions in level 1 that are not `a` or `b`.</text:span></text:p>
      <text:p text:style-name="P7">Notice that `C` is not used, but is added for easier comparison and further discussion.</text:p>
      <text:p text:style-name="P7"/>
      <text:p text:style-name="P7">The Level 0 Collapse theorem can not prove `c`.</text:p>
      <text:p text:style-name="P7">The Level 1 Collapse theorem can not prove `C`.</text:p>
      <text:p text:style-name="P7"/>
      <text:p text:style-name="P7">If you add `c(C)` to the Level 1 Collapse Theorem, then `C` is `true` because `c` is `true`.</text:p>
      <text:h text:style-name="P1" text:outline-level="3">References:</text:h>
      <text:p text:style-name="P7"/>
      <text:p text:style-name="P7"><text:reference-mark-start text:name="non-composition of xor trick"/>[1]<text:reference-mark-end text:name="non-composition of xor trick"/><text:tab/>“Non-Composition <text:span text:style-name="T2">of XOR Trick”</text:span></text:p>
      <text:p text:style-name="P7"><text:tab/><text:span text:style-name="T2">Sven Nilsen, 2020</text:span></text:p>
      <text:p text:style-name="P8"><text:tab/><text:a xlink:type="simple" xlink:href="https://github.com/advancedresearch/path_semantics/blob/master/papers-wip/non-composition-of-xor-trick.pdf" text:style-name="Internet_20_link" text:visited-style-name="Visited_20_Internet_20_Link"><text:span text:style-name="T4">https://github.com/advancedresearch/path_semantics/blob/master/papers-wip/non-composition-of-xor-trick.pdf</text:span></text:a></text:p>
      <text:p text:style-name="P8"/>
      <text:p text:style-name="P9"><text:reference-mark-start text:name="path semantical logic"/>[2]<text:reference-mark-end text:name="path semantical logic"/><text:tab/>“Path Semantical Logic”</text:p>
      <text:p text:style-name="P9"><text:tab/>AdvancedResearch, reading sequence on Path Semantics</text:p>
      <text:p text:style-name="P9"><text:tab/><text:a xlink:type="simple" xlink:href="https://github.com/advancedresearch/path_semantics/blob/master/sequences.md#path-semantical-logic" text:style-name="Internet_20_link" text:visited-style-name="Visited_20_Internet_20_Link"><text:span text:style-name="T3">https://github.com/advancedresearch/path_semantics/blob/master/sequences.md#path-semantical-logic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21:57:38.734256000</meta:creation-date>
    <dc:date>2020-09-08T22:34:57.685992000</dc:date>
    <meta:editing-duration>PT5M36S</meta:editing-duration>
    <meta:editing-cycles>1</meta:editing-cycles>
    <meta:document-statistic meta:table-count="0" meta:image-count="0" meta:object-count="0" meta:page-count="2" meta:paragraph-count="25" meta:word-count="214" meta:character-count="1365" meta:non-whitespace-character-count="1156"/>
    <meta:generator>LibreOffice/5.1.2.2$MacOSX_X86_64 LibreOffice_project/d3bf12ecb743fc0d20e0be0c58ca359301eb705f</meta:generator>
  </office:meta>
</office:document-meta>
</file>